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="thin solid #808080" style:vertical-align="middle"/>
    </style:style>
    <style:style style:name="ce2" style:family="table-cell" style:parent-style-name="Default" style:data-style-name="N0">
      <style:table-cell-properties fo:border="thin solid #808080" style:vertical-align="middle" fo:background-color="#A6A6A6"/>
    </style:style>
    <style:style style:name="ce3" style:family="table-cell" style:parent-style-name="Default" style:data-style-name="N0">
      <style:table-cell-properties fo:border="thin solid #808080" style:vertical-align="middle" fo:background-color="#FFC000"/>
    </style:style>
    <style:style style:name="ce4" style:family="table-cell" style:parent-style-name="Default" style:data-style-name="N0">
      <style:table-cell-properties fo:border="thin solid #808080" style:vertical-align="middle" fo:background-color="#FFC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808080" style:vertical-align="middle" fo:background-color="#FFF2C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808080" style:vertical-align="middle" fo:background-color="#FFF2CC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3241666666667cm" style:use-optimal-column-width="true"/>
    </style:style>
    <style:style style:name="co2" style:family="table-column">
      <style:table-column-properties fo:break-before="auto" style:column-width="5.05354166666667cm" style:use-optimal-column-width="true"/>
    </style:style>
    <style:style style:name="co3" style:family="table-column">
      <style:table-column-properties fo:break-before="auto" style:column-width="4.73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33.75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3"/>
          <table:table-cell office:value-type="string" table:style-name="ce4">
            <text:p>ohne derartige Versicherung</text:p>
          </table:table-cell>
          <table:table-cell office:value-type="string" table:style-name="ce4">
            <text:p>mit derartiger Versicherung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nzahl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Anzahl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3" table:style-name="ce6">
            <text:p>Gründe, warum keine derartige Versicherung abgeschlossen ist</text:p>
          </table:table-cell>
          <table:table-cell table:style-name="ce1"/>
          <table:table-cell table:style-name="ce2"/>
          <table:table-cell table:number-columns-repeated="16381"/>
        </table:table-row>
        <table:table-row table:number-rows-repeated="2" table:style-name="ro3">
          <table:covered-table-cell/>
          <table:table-cell table:style-name="ce1"/>
          <table:table-cell table:style-name="ce2"/>
          <table:table-cell table:number-columns-repeated="16381"/>
        </table:table-row>
        <table:table-row table:style-name="ro3">
          <table:table-cell office:value-type="string" table:number-columns-spanned="1" table:number-rows-spanned="3" table:style-name="ce6">
            <text:p>Gründe, warum eine derartige Versicherung abgeschlossen ist</text:p>
          </table:table-cell>
          <table:table-cell table:style-name="ce2"/>
          <table:table-cell table:number-columns-repeated="16382" table:style-name="ce1"/>
        </table:table-row>
        <table:table-row table:number-rows-repeated="2" table:style-name="ro3">
          <table:covered-table-cell/>
          <table:table-cell table:style-name="ce2"/>
          <table:table-cell table:number-columns-repeated="16382" table:style-name="ce1"/>
        </table:table-row>
        <table:table-row table:style-name="ro4">
          <table:table-cell office:value-type="string" table:style-name="ce5">
            <text:p>Entscheidung wurde beeinflusst von Familie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Anzahl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Entscheidung wurde beeinflusst von Freunden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Anzahl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Entscheidung wurde beeinflusst von Bekannten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Anzahl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Entscheidung wurde beeinflusst von Versicherungsvertreter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Anzahl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Entscheidung wurde beeinflusst von Makler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Anzahl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Entscheidungshilfe wurde gefunden mit Hilfe von Vergleichsportal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Anzahl</text:p>
          </table:table-cell>
          <table:table-cell table:number-columns-repeated="16381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lf Runge</meta:initial-creator>
    <dc:creator>Ulf Runge</dc:creator>
    <meta:creation-date>2023-08-14T18:46:39Z</meta:creation-date>
    <dc:date>2023-10-01T16:49:25Z</dc:date>
    <meta:print-date>2023-10-01T16:48:40Z</meta:print-date>
    <meta:editing-duration>PT0S</meta:editing-duration>
  </office:meta>
</office:document-meta>
</file>